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3.9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Class </text:span><text:span text:style-name="T2">ArrayList</text:span></text:p>
          </table:table-cell>
          <table:covered-table-cell/>
          <table:table-cell table:style-name="ce3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add(int index, E element)</text:p>
          </table:table-cell>
          <table:table-cell table:style-name="ce3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add(E e)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addAll(int index, Collection&lt;? extends E&gt; c)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addAll(Collection&lt;? extends E&gt; c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lear()</text:p>
          </table:table-cell>
          <table:table-cell/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clone()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contains(Object o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ensureCapacity(int minCapacity)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equals(Objec o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forEach(Consumer&lt;? super E&gt; act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et(int index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ashCode(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dexOf(Object o)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isEmpty()</text:p>
          </table:table-cell>
          <table:table-cell/>
        </table:table-row>
        <table:table-row table:style-name="ro1">
          <table:table-cell office:value-type="string" calcext:value-type="string">
            <text:p>Iterator&lt;E&gt;</text:p>
          </table:table-cell>
          <table:table-cell office:value-type="string" calcext:value-type="string">
            <text:p>iterator(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lastIndexOf(Object o)</text:p>
          </table:table-cell>
          <table:table-cell/>
        </table:table-row>
        <table:table-row table:style-name="ro1">
          <table:table-cell office:value-type="string" calcext:value-type="string">
            <text:p>ListIterator&lt;E&gt;</text:p>
          </table:table-cell>
          <table:table-cell office:value-type="string" calcext:value-type="string">
            <text:p>listIterator()</text:p>
          </table:table-cell>
          <table:table-cell/>
        </table:table-row>
        <table:table-row table:style-name="ro1">
          <table:table-cell office:value-type="string" calcext:value-type="string">
            <text:p>ListIterator&lt;E&gt;</text:p>
          </table:table-cell>
          <table:table-cell office:value-type="string" calcext:value-type="string">
            <text:p>listIterator(int index)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remove(Object o)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removeAll(Collection&lt;?&gt; c)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removeIf(Predicate&lt;? super E&gt; filter)</text:p>
          </table:table-cell>
          <table:table-cell/>
        </table:table-row>
        <table:table-row table:style-name="ro1">
          <table:table-cell office:value-type="string" calcext:value-type="string">
            <text:p>protected void</text:p>
          </table:table-cell>
          <table:table-cell office:value-type="string" calcext:value-type="string">
            <text:p>removeRange(int fromIndex, int toIndex)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retainAll(Collection&lt;?&gt; c)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et(int index, E element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ize()</text:p>
          </table:table-cell>
          <table:table-cell/>
        </table:table-row>
        <table:table-row table:style-name="ro1">
          <table:table-cell office:value-type="string" calcext:value-type="string">
            <text:p>Spliterator&lt;E&gt;</text:p>
          </table:table-cell>
          <table:table-cell office:value-type="string" calcext:value-type="string">
            <text:p>spliterator()</text:p>
          </table:table-cell>
          <table:table-cell/>
        </table:table-row>
        <table:table-row table:style-name="ro1">
          <table:table-cell office:value-type="string" calcext:value-type="string">
            <text:p>List&lt;E&gt;</text:p>
          </table:table-cell>
          <table:table-cell office:value-type="string" calcext:value-type="string">
            <text:p>subList(int fromIndex, int toIndex)</text:p>
          </table:table-cell>
          <table:table-cell/>
        </table:table-row>
        <table:table-row table:style-name="ro1">
          <table:table-cell office:value-type="string" calcext:value-type="string">
            <text:p>Object[ ]</text:p>
          </table:table-cell>
          <table:table-cell office:value-type="string" calcext:value-type="string">
            <text:p>toArray()</text:p>
          </table:table-cell>
          <table:table-cell/>
        </table:table-row>
        <table:table-row table:style-name="ro1">
          <table:table-cell office:value-type="string" calcext:value-type="string">
            <text:p>&lt;T&gt; T[ ]</text:p>
          </table:table-cell>
          <table:table-cell office:value-type="string" calcext:value-type="string">
            <text:p>toArray(T[ ] a)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trimToSize()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3">java.util.AbstractList</text:span> -&gt; equals, hashCode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3">java.util.AbstractCollection</text:span> -&gt; containsAll, toString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4">java.lang.Object</text:span><text:span text:style-name="T5"> -&gt; finalize, getClass, notify, notifyAll, wait, wait, wait</text:span>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3">java.util.Collection</text:span> -&gt; parallelStream, stream, toArray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3">java.util.List</text:span> -&gt; containsAll, replaceAll, sort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Создание ArrayList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6">Пустой конструктор ArrayList() с начальной емкостью10</text:span></text:p>
            <text:p><text:span text:style-name="T3">ArrayList&lt;String&gt; list = new ArrayList&lt;&gt;();</text:span>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6">На основе другой коллекции ArrayList(Collection &lt;? extends E&gt; c)</text:span></text:p>
            <text:p><text:span text:style-name="T3">ArrayList&lt;String&gt; list2 = new ArrayList&lt;&gt;(list);</text:span>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<text:span text:style-name="T6">ArrayList(int initialCapacity). InitialCapacity — значение начального размера внутреннего </text:span></text:p>
            <text:p><text:span text:style-name="T6">Массива</text:span></text:p>
            <text:p><text:span text:style-name="T3">ArrayList&lt;String&gt; list2 = new ArrayList&lt;&gt;(10000);</text:span>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  <text:p><text:span text:style-name="T3">list = Arrays.asList(new String[] {"a", "b", "c"});</text:span></text:p>
          </table:table-cell>
          <table:covered-table-cell/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20:08.533891007</meta:creation-date>
    <dc:date>2023-09-07T14:40:40.986917201</dc:date>
    <meta:editing-duration>PT20M33S</meta:editing-duration>
    <meta:editing-cycles>1</meta:editing-cycles>
    <meta:document-statistic meta:table-count="1" meta:cell-count="73" meta:object-count="0"/>
    <meta:generator>LibreOffice/7.4.5.1$Linux_X86_64 LibreOffice_project/40$Build-1</meta:generator>
  </office:meta>
</office:document-meta>
</file>